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282882111676" calcext:value-type="float">
            <text:p>2.25283</text:p>
          </table:table-cell>
          <table:table-cell office:value-type="float" office:value="2.20916528407859" calcext:value-type="float">
            <text:p>2.20917</text:p>
          </table:table-cell>
          <table:table-cell office:value-type="float" office:value="2.96509148389311" calcext:value-type="float">
            <text:p>2.96509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118513401746" calcext:value-type="float">
            <text:p>2.24119</text:p>
          </table:table-cell>
          <table:table-cell office:value-type="float" office:value="2.23711687124732" calcext:value-type="float">
            <text:p>2.23712</text:p>
          </table:table-cell>
          <table:table-cell office:value-type="float" office:value="3.01172409263022" calcext:value-type="float">
            <text:p>3.0117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458867541744" calcext:value-type="float">
            <text:p>2.24459</text:p>
          </table:table-cell>
          <table:table-cell office:value-type="float" office:value="2.23309794962865" calcext:value-type="float">
            <text:p>2.2331</text:p>
          </table:table-cell>
          <table:table-cell office:value-type="float" office:value="2.91641384922502" calcext:value-type="float">
            <text:p>2.91641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1325521954046" calcext:value-type="float">
            <text:p>2.21326</text:p>
          </table:table-cell>
          <table:table-cell office:value-type="float" office:value="2.29670370252594" calcext:value-type="float">
            <text:p>2.2967</text:p>
          </table:table-cell>
          <table:table-cell office:value-type="float" office:value="3.01763839687941" calcext:value-type="float">
            <text:p>3.01764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963996912043" calcext:value-type="float">
            <text:p>2.23964</text:p>
          </table:table-cell>
          <table:table-cell office:value-type="float" office:value="2.24596056145436" calcext:value-type="float">
            <text:p>2.24596</text:p>
          </table:table-cell>
          <table:table-cell office:value-type="float" office:value="3.00926598875707" calcext:value-type="float">
            <text:p>3.00927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21547694710324" calcext:value-type="float">
            <text:p>2.21548</text:p>
          </table:table-cell>
          <table:table-cell office:value-type="float" office:value="2.29443886892585" calcext:value-type="float">
            <text:p>2.29444</text:p>
          </table:table-cell>
          <table:table-cell office:value-type="float" office:value="3.02077679905873" calcext:value-type="float">
            <text:p>3.02078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398586934869" calcext:value-type="float">
            <text:p>2.24399</text:p>
          </table:table-cell>
          <table:table-cell office:value-type="float" office:value="2.23931881275404" calcext:value-type="float">
            <text:p>2.23932</text:p>
          </table:table-cell>
          <table:table-cell office:value-type="float" office:value="2.91488346662937" calcext:value-type="float">
            <text:p>2.91488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27793092781" calcext:value-type="float">
            <text:p>2.25328</text:p>
          </table:table-cell>
          <table:table-cell office:value-type="float" office:value="2.22238412569933" calcext:value-type="float">
            <text:p>2.22238</text:p>
          </table:table-cell>
          <table:table-cell office:value-type="float" office:value="2.96570884919937" calcext:value-type="float">
            <text:p>2.96571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72617523451" calcext:value-type="float">
            <text:p>2.26726</text:p>
          </table:table-cell>
          <table:table-cell office:value-type="float" office:value="2.20940718947044" calcext:value-type="float">
            <text:p>2.20941</text:p>
          </table:table-cell>
          <table:table-cell office:value-type="float" office:value="2.88913931542042" calcext:value-type="float">
            <text:p>2.88914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30930540128822" calcext:value-type="float">
            <text:p>2.30931</text:p>
          </table:table-cell>
          <table:table-cell office:value-type="float" office:value="2.13409497121442" calcext:value-type="float">
            <text:p>2.13409</text:p>
          </table:table-cell>
          <table:table-cell office:value-type="float" office:value="2.86944387447961" calcext:value-type="float">
            <text:p>2.86944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460669980885" calcext:value-type="float">
            <text:p>2.25461</text:p>
          </table:table-cell>
          <table:table-cell office:value-type="float" office:value="2.24496394992633" calcext:value-type="float">
            <text:p>2.24496</text:p>
          </table:table-cell>
          <table:table-cell office:value-type="float" office:value="3.04226361815117" calcext:value-type="float">
            <text:p>3.04226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5432819240839" calcext:value-type="float">
            <text:p>2.25433</text:p>
          </table:table-cell>
          <table:table-cell office:value-type="float" office:value="2.2455717309194" calcext:value-type="float">
            <text:p>2.24557</text:p>
          </table:table-cell>
          <table:table-cell office:value-type="float" office:value="3.03256162220032" calcext:value-type="float">
            <text:p>3.03256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249521653482" calcext:value-type="float">
            <text:p>2.2725</text:p>
          </table:table-cell>
          <table:table-cell office:value-type="float" office:value="2.21651327075967" calcext:value-type="float">
            <text:p>2.21651</text:p>
          </table:table-cell>
          <table:table-cell office:value-type="float" office:value="2.89289390457941" calcext:value-type="float">
            <text:p>2.89289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2005361365657" calcext:value-type="float">
            <text:p>2.20054</text:p>
          </table:table-cell>
          <table:table-cell office:value-type="float" office:value="2.36073702169282" calcext:value-type="float">
            <text:p>2.36074</text:p>
          </table:table-cell>
          <table:table-cell office:value-type="float" office:value="3.27577021749363" calcext:value-type="float">
            <text:p>3.27577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865199548927" calcext:value-type="float">
            <text:p>2.31865</text:p>
          </table:table-cell>
          <table:table-cell office:value-type="float" office:value="2.13302190643344" calcext:value-type="float">
            <text:p>2.13302</text:p>
          </table:table-cell>
          <table:table-cell office:value-type="float" office:value="2.83968882746458" calcext:value-type="float">
            <text:p>2.83969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916753012206" calcext:value-type="float">
            <text:p>2.28917</text:p>
          </table:table-cell>
          <table:table-cell office:value-type="float" office:value="2.19342508209006" calcext:value-type="float">
            <text:p>2.19343</text:p>
          </table:table-cell>
          <table:table-cell office:value-type="float" office:value="2.89825618032763" calcext:value-type="float">
            <text:p>2.89826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363509421729" calcext:value-type="float">
            <text:p>2.31364</text:p>
          </table:table-cell>
          <table:table-cell office:value-type="float" office:value="2.15239684621595" calcext:value-type="float">
            <text:p>2.1524</text:p>
          </table:table-cell>
          <table:table-cell office:value-type="float" office:value="2.76440809338455" calcext:value-type="float">
            <text:p>2.76441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05367761631" calcext:value-type="float">
            <text:p>2.26805</text:p>
          </table:table-cell>
          <table:table-cell office:value-type="float" office:value="2.24492721792928" calcext:value-type="float">
            <text:p>2.24493</text:p>
          </table:table-cell>
          <table:table-cell office:value-type="float" office:value="3.0434251915922" calcext:value-type="float">
            <text:p>3.04343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732470256647" calcext:value-type="float">
            <text:p>2.20732</text:p>
          </table:table-cell>
          <table:table-cell office:value-type="float" office:value="2.36650699889324" calcext:value-type="float">
            <text:p>2.36651</text:p>
          </table:table-cell>
          <table:table-cell office:value-type="float" office:value="3.28895705677563" calcext:value-type="float">
            <text:p>3.28896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909310697735" calcext:value-type="float">
            <text:p>2.27909</text:p>
          </table:table-cell>
          <table:table-cell office:value-type="float" office:value="2.22337032242025" calcext:value-type="float">
            <text:p>2.22337</text:p>
          </table:table-cell>
          <table:table-cell office:value-type="float" office:value="3.10821361144719" calcext:value-type="float">
            <text:p>3.10821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30120487749056" calcext:value-type="float">
            <text:p>2.3012</text:p>
          </table:table-cell>
          <table:table-cell office:value-type="float" office:value="2.18070949940875" calcext:value-type="float">
            <text:p>2.18071</text:p>
          </table:table-cell>
          <table:table-cell office:value-type="float" office:value="2.84033652480917" calcext:value-type="float">
            <text:p>2.84034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5282480224576" calcext:value-type="float">
            <text:p>2.25282</text:p>
          </table:table-cell>
          <table:table-cell office:value-type="float" office:value="2.27825562322784" calcext:value-type="float">
            <text:p>2.27826</text:p>
          </table:table-cell>
          <table:table-cell office:value-type="float" office:value="3.04088869675046" calcext:value-type="float">
            <text:p>3.04089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839993922755" calcext:value-type="float">
            <text:p>2.2684</text:p>
          </table:table-cell>
          <table:table-cell office:value-type="float" office:value="2.24758474046279" calcext:value-type="float">
            <text:p>2.24758</text:p>
          </table:table-cell>
          <table:table-cell office:value-type="float" office:value="3.05033069397187" calcext:value-type="float">
            <text:p>3.05033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9695553752129" calcext:value-type="float">
            <text:p>2.29696</text:p>
          </table:table-cell>
          <table:table-cell office:value-type="float" office:value="2.19572399939823" calcext:value-type="float">
            <text:p>2.19572</text:p>
          </table:table-cell>
          <table:table-cell office:value-type="float" office:value="2.89391479019623" calcext:value-type="float">
            <text:p>2.89391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.30146261141557" calcext:value-type="float">
            <text:p>2.30146</text:p>
          </table:table-cell>
          <table:table-cell office:value-type="float" office:value="2.18938565149762" calcext:value-type="float">
            <text:p>2.18939</text:p>
          </table:table-cell>
          <table:table-cell office:value-type="float" office:value="2.85360628292666" calcext:value-type="float">
            <text:p>2.85361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24223720055" calcext:value-type="float">
            <text:p>2.22524</text:p>
          </table:table-cell>
          <table:table-cell office:value-type="float" office:value="2.34509478939105" calcext:value-type="float">
            <text:p>2.34509</text:p>
          </table:table-cell>
          <table:table-cell office:value-type="float" office:value="3.23952544915572" calcext:value-type="float">
            <text:p>3.2395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152151787335" calcext:value-type="float">
            <text:p>2.32152</text:p>
          </table:table-cell>
          <table:table-cell office:value-type="float" office:value="2.15537964844476" calcext:value-type="float">
            <text:p>2.15538</text:p>
          </table:table-cell>
          <table:table-cell office:value-type="float" office:value="2.7791640056702" calcext:value-type="float">
            <text:p>2.77916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966955442571" calcext:value-type="float">
            <text:p>2.22967</text:p>
          </table:table-cell>
          <table:table-cell office:value-type="float" office:value="2.34468010612479" calcext:value-type="float">
            <text:p>2.34468</text:p>
          </table:table-cell>
          <table:table-cell office:value-type="float" office:value="3.24124059146054" calcext:value-type="float">
            <text:p>3.24124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43449640245" calcext:value-type="float">
            <text:p>2.23043</text:p>
          </table:table-cell>
          <table:table-cell office:value-type="float" office:value="2.34485649689262" calcext:value-type="float">
            <text:p>2.34486</text:p>
          </table:table-cell>
          <table:table-cell office:value-type="float" office:value="3.26269495551351" calcext:value-type="float">
            <text:p>3.26269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5792833801671" calcext:value-type="float">
            <text:p>2.25793</text:p>
          </table:table-cell>
          <table:table-cell office:value-type="float" office:value="2.29260972022667" calcext:value-type="float">
            <text:p>2.29261</text:p>
          </table:table-cell>
          <table:table-cell office:value-type="float" office:value="3.0295509470588" calcext:value-type="float">
            <text:p>3.02955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507073808181" calcext:value-type="float">
            <text:p>2.24507</text:p>
          </table:table-cell>
          <table:table-cell office:value-type="float" office:value="2.33340118082912" calcext:value-type="float">
            <text:p>2.3334</text:p>
          </table:table-cell>
          <table:table-cell office:value-type="float" office:value="3.23673738354613" calcext:value-type="float">
            <text:p>3.23674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685019949528" calcext:value-type="float">
            <text:p>2.29685</text:p>
          </table:table-cell>
          <table:table-cell office:value-type="float" office:value="2.2322320939835" calcext:value-type="float">
            <text:p>2.23223</text:p>
          </table:table-cell>
          <table:table-cell office:value-type="float" office:value="3.10761658766668" calcext:value-type="float">
            <text:p>3.1076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18870607827" calcext:value-type="float">
            <text:p>2.28189</text:p>
          </table:table-cell>
          <table:table-cell office:value-type="float" office:value="2.28113798726428" calcext:value-type="float">
            <text:p>2.28114</text:p>
          </table:table-cell>
          <table:table-cell office:value-type="float" office:value="3.18103001142949" calcext:value-type="float">
            <text:p>3.18103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462389053699" calcext:value-type="float">
            <text:p>2.28462</text:p>
          </table:table-cell>
          <table:table-cell office:value-type="float" office:value="2.27736942140757" calcext:value-type="float">
            <text:p>2.27737</text:p>
          </table:table-cell>
          <table:table-cell office:value-type="float" office:value="3.16204187138322" calcext:value-type="float">
            <text:p>3.16204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7978962059523" calcext:value-type="float">
            <text:p>2.27979</text:p>
          </table:table-cell>
          <table:table-cell office:value-type="float" office:value="2.30502931510507" calcext:value-type="float">
            <text:p>2.30503</text:p>
          </table:table-cell>
          <table:table-cell office:value-type="float" office:value="3.28371249796055" calcext:value-type="float">
            <text:p>3.28371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292269584546" calcext:value-type="float">
            <text:p>2.28292</text:p>
          </table:table-cell>
          <table:table-cell office:value-type="float" office:value="2.30996905686657" calcext:value-type="float">
            <text:p>2.30997</text:p>
          </table:table-cell>
          <table:table-cell office:value-type="float" office:value="3.26793900084968" calcext:value-type="float">
            <text:p>3.26794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006996773003" calcext:value-type="float">
            <text:p>2.23007</text:p>
          </table:table-cell>
          <table:table-cell office:value-type="float" office:value="2.20468915245756" calcext:value-type="float">
            <text:p>2.20469</text:p>
          </table:table-cell>
          <table:table-cell office:value-type="float" office:value="2.86703688783537" calcext:value-type="float">
            <text:p>2.86704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3323089774958" calcext:value-type="float">
            <text:p>2.23323</text:p>
          </table:table-cell>
          <table:table-cell office:value-type="float" office:value="2.20122043510034" calcext:value-type="float">
            <text:p>2.20122</text:p>
          </table:table-cell>
          <table:table-cell office:value-type="float" office:value="2.86381616721015" calcext:value-type="float">
            <text:p>2.86382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293611495013" calcext:value-type="float">
            <text:p>2.20294</text:p>
          </table:table-cell>
          <table:table-cell office:value-type="float" office:value="2.27224849712992" calcext:value-type="float">
            <text:p>2.27225</text:p>
          </table:table-cell>
          <table:table-cell office:value-type="float" office:value="2.9272147938376" calcext:value-type="float">
            <text:p>2.92721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596325458205" calcext:value-type="float">
            <text:p>2.15963</text:p>
          </table:table-cell>
          <table:table-cell office:value-type="float" office:value="2.38946545632578" calcext:value-type="float">
            <text:p>2.38947</text:p>
          </table:table-cell>
          <table:table-cell office:value-type="float" office:value="3.01832339669749" calcext:value-type="float">
            <text:p>3.01832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0790193119158" calcext:value-type="float">
            <text:p>2.2079</text:p>
          </table:table-cell>
          <table:table-cell office:value-type="float" office:value="2.27165523439686" calcext:value-type="float">
            <text:p>2.27166</text:p>
          </table:table-cell>
          <table:table-cell office:value-type="float" office:value="2.93404414071443" calcext:value-type="float">
            <text:p>2.93404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954239195631" calcext:value-type="float">
            <text:p>2.16954</text:p>
          </table:table-cell>
          <table:table-cell office:value-type="float" office:value="2.38196650014942" calcext:value-type="float">
            <text:p>2.38197</text:p>
          </table:table-cell>
          <table:table-cell office:value-type="float" office:value="3.01472882839539" calcext:value-type="float">
            <text:p>3.01473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148126566668" calcext:value-type="float">
            <text:p>2.29148</text:p>
          </table:table-cell>
          <table:table-cell office:value-type="float" office:value="2.20542678004242" calcext:value-type="float">
            <text:p>2.20543</text:p>
          </table:table-cell>
          <table:table-cell office:value-type="float" office:value="2.96839003180482" calcext:value-type="float">
            <text:p>2.96839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859625814809" calcext:value-type="float">
            <text:p>2.2886</text:p>
          </table:table-cell>
          <table:table-cell office:value-type="float" office:value="2.20589116012383" calcext:value-type="float">
            <text:p>2.20589</text:p>
          </table:table-cell>
          <table:table-cell office:value-type="float" office:value="2.98040238080608" calcext:value-type="float">
            <text:p>2.9804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658883647466" calcext:value-type="float">
            <text:p>2.21659</text:p>
          </table:table-cell>
          <table:table-cell office:value-type="float" office:value="2.26684402739103" calcext:value-type="float">
            <text:p>2.26684</text:p>
          </table:table-cell>
          <table:table-cell office:value-type="float" office:value="2.9646359047389" calcext:value-type="float">
            <text:p>2.96464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845291831432" calcext:value-type="float">
            <text:p>2.22845</text:p>
          </table:table-cell>
          <table:table-cell office:value-type="float" office:value="2.28410859777091" calcext:value-type="float">
            <text:p>2.28411</text:p>
          </table:table-cell>
          <table:table-cell office:value-type="float" office:value="2.95294823705927" calcext:value-type="float">
            <text:p>2.95295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79409384341" calcext:value-type="float">
            <text:p>2.26779</text:p>
          </table:table-cell>
          <table:table-cell office:value-type="float" office:value="2.1692353832202" calcext:value-type="float">
            <text:p>2.16924</text:p>
          </table:table-cell>
          <table:table-cell office:value-type="float" office:value="2.9136933800126" calcext:value-type="float">
            <text:p>2.91369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746713402476" calcext:value-type="float">
            <text:p>2.27747</text:p>
          </table:table-cell>
          <table:table-cell office:value-type="float" office:value="2.16334518692557" calcext:value-type="float">
            <text:p>2.16335</text:p>
          </table:table-cell>
          <table:table-cell office:value-type="float" office:value="2.92456475687413" calcext:value-type="float">
            <text:p>2.92456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375373899138" calcext:value-type="float">
            <text:p>2.21375</text:p>
          </table:table-cell>
          <table:table-cell office:value-type="float" office:value="2.35887398354173" calcext:value-type="float">
            <text:p>2.35887</text:p>
          </table:table-cell>
          <table:table-cell office:value-type="float" office:value="3.09021441239477" calcext:value-type="float">
            <text:p>3.09021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22978622327791" calcext:value-type="float">
            <text:p>2.22979</text:p>
          </table:table-cell>
          <table:table-cell office:value-type="float" office:value="2.35412459043256" calcext:value-type="float">
            <text:p>2.35412</text:p>
          </table:table-cell>
          <table:table-cell office:value-type="float" office:value="3.08074983949265" calcext:value-type="float">
            <text:p>3.08075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410513633168" calcext:value-type="float">
            <text:p>2.30411</text:p>
          </table:table-cell>
          <table:table-cell office:value-type="float" office:value="2.20825489094526" calcext:value-type="float">
            <text:p>2.20825</text:p>
          </table:table-cell>
          <table:table-cell office:value-type="float" office:value="3.14531616158404" calcext:value-type="float">
            <text:p>3.14532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37875802368" calcext:value-type="float">
            <text:p>2.26638</text:p>
          </table:table-cell>
          <table:table-cell office:value-type="float" office:value="2.21820280866823" calcext:value-type="float">
            <text:p>2.2182</text:p>
          </table:table-cell>
          <table:table-cell office:value-type="float" office:value="3.03264138257234" calcext:value-type="float">
            <text:p>3.03264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28954819917" calcext:value-type="float">
            <text:p>2.29729</text:p>
          </table:table-cell>
          <table:table-cell office:value-type="float" office:value="2.21050042272233" calcext:value-type="float">
            <text:p>2.2105</text:p>
          </table:table-cell>
          <table:table-cell office:value-type="float" office:value="2.97473167196747" calcext:value-type="float">
            <text:p>2.9747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4076273661" calcext:value-type="float">
            <text:p>2.26741</text:p>
          </table:table-cell>
          <table:table-cell office:value-type="float" office:value="2.21504335032279" calcext:value-type="float">
            <text:p>2.21504</text:p>
          </table:table-cell>
          <table:table-cell office:value-type="float" office:value="3.04039332384526" calcext:value-type="float">
            <text:p>3.04039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9281552849473" calcext:value-type="float">
            <text:p>2.29282</text:p>
          </table:table-cell>
          <table:table-cell office:value-type="float" office:value="2.19939307385175" calcext:value-type="float">
            <text:p>2.19939</text:p>
          </table:table-cell>
          <table:table-cell office:value-type="float" office:value="2.99545748303284" calcext:value-type="float">
            <text:p>2.99546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896287580868" calcext:value-type="float">
            <text:p>2.30896</text:p>
          </table:table-cell>
          <table:table-cell office:value-type="float" office:value="2.22794396215149" calcext:value-type="float">
            <text:p>2.22794</text:p>
          </table:table-cell>
          <table:table-cell office:value-type="float" office:value="3.13723789232677" calcext:value-type="float">
            <text:p>3.13724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77638759972" calcext:value-type="float">
            <text:p>2.18578</text:p>
          </table:table-cell>
          <table:table-cell office:value-type="float" office:value="2.33201741113244" calcext:value-type="float">
            <text:p>2.33202</text:p>
          </table:table-cell>
          <table:table-cell office:value-type="float" office:value="3.04129947741173" calcext:value-type="float">
            <text:p>3.0413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156611186695" calcext:value-type="float">
            <text:p>2.18157</text:p>
          </table:table-cell>
          <table:table-cell office:value-type="float" office:value="2.33687024863561" calcext:value-type="float">
            <text:p>2.33687</text:p>
          </table:table-cell>
          <table:table-cell office:value-type="float" office:value="3.03525372868641" calcext:value-type="float">
            <text:p>3.03525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137145868388" calcext:value-type="float">
            <text:p>2.25137</text:p>
          </table:table-cell>
          <table:table-cell office:value-type="float" office:value="2.31052004526555" calcext:value-type="float">
            <text:p>2.31052</text:p>
          </table:table-cell>
          <table:table-cell office:value-type="float" office:value="3.19170453630357" calcext:value-type="float">
            <text:p>3.1917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734504247531" calcext:value-type="float">
            <text:p>2.25735</text:p>
          </table:table-cell>
          <table:table-cell office:value-type="float" office:value="2.32117056100183" calcext:value-type="float">
            <text:p>2.32117</text:p>
          </table:table-cell>
          <table:table-cell office:value-type="float" office:value="3.1975982131126" calcext:value-type="float">
            <text:p>3.1976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4" calcext:value-type="float">
            <text:p>4</text:p>
          </table:table-cell>
          <table:table-cell table:formula="of:=SUM([.B56:.B60])" office:value-type="float" office:value="2" calcext:value-type="float">
            <text:p>2</text:p>
          </table:table-cell>
          <table:table-cell table:formula="of:=SUM([.C56:.C60])" office:value-type="float" office:value="2" calcext:value-type="float">
            <text:p>2</text:p>
          </table:table-cell>
          <table:table-cell table:formula="of:=SUM([.D56:.D60])" office:value-type="float" office:value="5" calcext:value-type="float">
            <text:p>5</text:p>
          </table:table-cell>
          <table:table-cell table:formula="of:=SUM([.E56:.E60])" office:value-type="float" office:value="3" calcext:value-type="float">
            <text:p>3</text:p>
          </table:table-cell>
          <table:table-cell table:formula="of:=SUM([.F56:.F60])" office:value-type="float" office:value="2" calcext:value-type="float">
            <text:p>2</text:p>
          </table:table-cell>
          <table:table-cell table:formula="of:=SUM([.G56:.G60])" office:value-type="float" office:value="2" calcext:value-type="float">
            <text:p>2</text:p>
          </table:table-cell>
          <table:table-cell table:formula="of:=SUM([.H56:.H60])" office:value-type="float" office:value="2" calcext:value-type="float">
            <text:p>2</text:p>
          </table:table-cell>
          <table:table-cell table:formula="of:=SUM([.I56:.I60])" office:value-type="float" office:value="2" calcext:value-type="float">
            <text:p>2</text:p>
          </table:table-cell>
          <table:table-cell table:formula="of:=SUM([.J56:.J60])" office:value-type="float" office:value="3" calcext:value-type="float">
            <text:p>3</text:p>
          </table:table-cell>
          <table:table-cell table:formula="of:=SUM([.K56:.K60])" office:value-type="float" office:value="2" calcext:value-type="float">
            <text:p>2</text:p>
          </table:table-cell>
          <table:table-cell table:formula="of:=SUM([.L56:.L60])" office:value-type="float" office:value="3" calcext:value-type="float">
            <text:p>3</text:p>
          </table:table-cell>
          <table:table-cell table:formula="of:=SUM([.M56:.M60])" office:value-type="float" office:value="2" calcext:value-type="float">
            <text:p>2</text:p>
          </table:table-cell>
          <table:table-cell table:formula="of:=SUM([.N56:.N60])" office:value-type="float" office:value="3" calcext:value-type="float">
            <text:p>3</text:p>
          </table:table-cell>
          <table:table-cell table:formula="of:=SUM([.O56:.O60])" office:value-type="float" office:value="1" calcext:value-type="float">
            <text:p>1</text:p>
          </table:table-cell>
          <table:table-cell table:formula="of:=SUM([.P56:.P60])" office:value-type="float" office:value="4" calcext:value-type="float">
            <text:p>4</text:p>
          </table:table-cell>
          <table:table-cell table:formula="of:=SUM([.Q56:.Q60])" office:value-type="float" office:value="0" calcext:value-type="float">
            <text:p>0</text:p>
          </table:table-cell>
          <table:table-cell table:formula="of:=SUM([.R56:.R60])" office:value-type="float" office:value="2" calcext:value-type="float">
            <text:p>2</text:p>
          </table:table-cell>
          <table:table-cell table:formula="of:=SUM([.S56:.S60])" office:value-type="float" office:value="1" calcext:value-type="float">
            <text:p>1</text:p>
          </table:table-cell>
          <table:table-cell table:formula="of:=SUM([.T56:.T60])" office:value-type="float" office:value="1" calcext:value-type="float">
            <text:p>1</text:p>
          </table:table-cell>
          <table:table-cell table:formula="of:=SUM([.U56:.U60])" office:value-type="float" office:value="3" calcext:value-type="float">
            <text:p>3</text:p>
          </table:table-cell>
          <table:table-cell table:formula="of:=SUM([.V56:.V60])" office:value-type="float" office:value="4" calcext:value-type="float">
            <text:p>4</text:p>
          </table:table-cell>
          <table:table-cell table:formula="of:=SUM([.W56:.W60])" office:value-type="float" office:value="2" calcext:value-type="float">
            <text:p>2</text:p>
          </table:table-cell>
          <table:table-cell table:formula="of:=SUM([.X56:.X60])" office:value-type="float" office:value="2" calcext:value-type="float">
            <text:p>2</text:p>
          </table:table-cell>
          <table:table-cell table:formula="of:=SUM([.Y56:.Y60])" office:value-type="float" office:value="1" calcext:value-type="float">
            <text:p>1</text:p>
          </table:table-cell>
          <table:table-cell table:formula="of:=SUM([.Z56:.Z60])" office:value-type="float" office:value="4" calcext:value-type="float">
            <text:p>4</text:p>
          </table:table-cell>
          <table:table-cell table:formula="of:=SUM([.AA56:.AA60])" office:value-type="float" office:value="2" calcext:value-type="float">
            <text:p>2</text:p>
          </table:table-cell>
          <table:table-cell table:formula="of:=SUM([.AB56:.AB60])" office:value-type="float" office:value="2" calcext:value-type="float">
            <text:p>2</text:p>
          </table:table-cell>
          <table:table-cell table:formula="of:=SUM([.AC56:.AC60])" office:value-type="float" office:value="2" calcext:value-type="float">
            <text:p>2</text:p>
          </table:table-cell>
          <table:table-cell table:formula="of:=SUM([.AD56:.AD60])" office:value-type="float" office:value="3" calcext:value-type="float">
            <text:p>3</text:p>
          </table:table-cell>
          <table:table-cell table:formula="of:=SUM([.AE56:.AE60])" office:value-type="float" office:value="3" calcext:value-type="float">
            <text:p>3</text:p>
          </table:table-cell>
          <table:table-cell table:formula="of:=SUM([.AF56:.AF60])" office:value-type="float" office:value="1" calcext:value-type="float">
            <text:p>1</text:p>
          </table:table-cell>
          <table:table-cell table:formula="of:=SUM([.AG56:.AG60])" office:value-type="float" office:value="1" calcext:value-type="float">
            <text:p>1</text:p>
          </table:table-cell>
          <table:table-cell table:formula="of:=SUM([.AH56:.AH60])" office:value-type="float" office:value="1" calcext:value-type="float">
            <text:p>1</text:p>
          </table:table-cell>
          <table:table-cell table:formula="of:=SUM([.AI56:.AI60])" office:value-type="float" office:value="0" calcext:value-type="float">
            <text:p>0</text:p>
          </table:table-cell>
          <table:table-cell table:formula="of:=SUM([.AJ56:.AJ60])" office:value-type="float" office:value="2" calcext:value-type="float">
            <text:p>2</text:p>
          </table:table-cell>
          <table:table-cell table:formula="of:=SUM([.AK56:.AK60])" office:value-type="float" office:value="3" calcext:value-type="float">
            <text:p>3</text:p>
          </table:table-cell>
          <table:table-cell table:formula="of:=SUM([.AL56:.AL60])" office:value-type="float" office:value="3" calcext:value-type="float">
            <text:p>3</text:p>
          </table:table-cell>
          <table:table-cell table:formula="of:=SUM([.AM56:.AM60])" office:value-type="float" office:value="1" calcext:value-type="float">
            <text:p>1</text:p>
          </table:table-cell>
          <table:table-cell table:formula="of:=SUM([.AN56:.AN60])" office:value-type="float" office:value="4" calcext:value-type="float">
            <text:p>4</text:p>
          </table:table-cell>
          <table:table-cell table:formula="of:=SUM([.AO56:.AO60])" office:value-type="float" office:value="4" calcext:value-type="float">
            <text:p>4</text:p>
          </table:table-cell>
          <table:table-cell table:formula="of:=SUM([.AP56:.AP60])" office:value-type="float" office:value="3" calcext:value-type="float">
            <text:p>3</text:p>
          </table:table-cell>
          <table:table-cell table:formula="of:=SUM([.AQ56:.AQ60])" office:value-type="float" office:value="2" calcext:value-type="float">
            <text:p>2</text:p>
          </table:table-cell>
          <table:table-cell table:formula="of:=SUM([.AR56:.AR60])" office:value-type="float" office:value="2" calcext:value-type="float">
            <text:p>2</text:p>
          </table:table-cell>
          <table:table-cell table:formula="of:=SUM([.AS56:.AS60])" office:value-type="float" office:value="1" calcext:value-type="float">
            <text:p>1</text:p>
          </table:table-cell>
          <table:table-cell table:formula="of:=SUM([.AT56:.AT60])" office:value-type="float" office:value="2" calcext:value-type="float">
            <text:p>2</text:p>
          </table:table-cell>
          <table:table-cell table:formula="of:=SUM([.AU56:.AU60])" office:value-type="float" office:value="2" calcext:value-type="float">
            <text:p>2</text:p>
          </table:table-cell>
          <table:table-cell table:formula="of:=SUM([.AV56:.AV60])" office:value-type="float" office:value="3" calcext:value-type="float">
            <text:p>3</text:p>
          </table:table-cell>
          <table:table-cell table:formula="of:=SUM([.AW56:.AW60])" office:value-type="float" office:value="3" calcext:value-type="float">
            <text:p>3</text:p>
          </table:table-cell>
          <table:table-cell table:formula="of:=SUM([.AX56:.AX60])" office:value-type="float" office:value="3" calcext:value-type="float">
            <text:p>3</text:p>
          </table:table-cell>
          <table:table-cell table:formula="of:=SUM([.AY56:.AY60])" office:value-type="float" office:value="3" calcext:value-type="float">
            <text:p>3</text:p>
          </table:table-cell>
          <table:table-cell table:formula="of:=SUM([.AZ56:.AZ60])" office:value-type="float" office:value="2" calcext:value-type="float">
            <text:p>2</text:p>
          </table:table-cell>
          <table:table-cell table:formula="of:=SUM([.BA56:.BA60])" office:value-type="float" office:value="2" calcext:value-type="float">
            <text:p>2</text:p>
          </table:table-cell>
          <table:table-cell table:formula="of:=SUM([.BB56:.BB60])" office:value-type="float" office:value="2" calcext:value-type="float">
            <text:p>2</text:p>
          </table:table-cell>
          <table:table-cell table:formula="of:=SUM([.BC56:.BC60])" office:value-type="float" office:value="4" calcext:value-type="float">
            <text:p>4</text:p>
          </table:table-cell>
          <table:table-cell table:formula="of:=SUM([.BD56:.BD60])" office:value-type="float" office:value="4" calcext:value-type="float">
            <text:p>4</text:p>
          </table:table-cell>
          <table:table-cell table:formula="of:=SUM([.BE56:.BE60])" office:value-type="float" office:value="3" calcext:value-type="float">
            <text:p>3</text:p>
          </table:table-cell>
          <table:table-cell table:formula="of:=SUM([.BF56:.BF60])" office:value-type="float" office:value="3" calcext:value-type="float">
            <text:p>3</text:p>
          </table:table-cell>
          <table:table-cell table:formula="of:=SUM([.BG56:.BG60])" office:value-type="float" office:value="1" calcext:value-type="float">
            <text:p>1</text:p>
          </table:table-cell>
          <table:table-cell table:formula="of:=SUM([.BH56:.BH60])" office:value-type="float" office:value="1" calcext:value-type="float">
            <text:p>1</text:p>
          </table:table-cell>
          <table:table-cell table:formula="of:=SUM([.BI56:.BI60])" office:value-type="float" office:value="4" calcext:value-type="float">
            <text:p>4</text:p>
          </table:table-cell>
          <table:table-cell table:formula="of:=SUM([.BJ56:.BJ60])" office:value-type="float" office:value="3" calcext:value-type="float">
            <text:p>3</text:p>
          </table:table-cell>
          <table:table-cell table:formula="of:=SUM([.BK56:.BK60])" office:value-type="float" office:value="2" calcext:value-type="float">
            <text:p>2</text:p>
          </table:table-cell>
          <table:table-cell table:formula="of:=SUM([.BL56:.BL60])" office:value-type="float" office:value="2" calcext:value-type="float">
            <text:p>2</text:p>
          </table:table-cell>
          <table:table-cell table:formula="of:=SUM([.BM56:.BM60])" office:value-type="float" office:value="3" calcext:value-type="float">
            <text:p>3</text:p>
          </table:table-cell>
          <table:table-cell table:formula="of:=SUM([.BN56:.BN60])" office:value-type="float" office:value="4" calcext:value-type="float">
            <text:p>4</text:p>
          </table:table-cell>
          <table:table-cell table:formula="of:=SUM([.BO56:.BO60])" office:value-type="float" office:value="2" calcext:value-type="float">
            <text:p>2</text:p>
          </table:table-cell>
          <table:table-cell table:formula="of:=SUM([.BP56:.BP60])" office:value-type="float" office:value="2" calcext:value-type="float">
            <text:p>2</text:p>
          </table:table-cell>
          <table:table-cell table:formula="of:=SUM([.BQ56:.BQ60])" office:value-type="float" office:value="3" calcext:value-type="float">
            <text:p>3</text:p>
          </table:table-cell>
          <table:table-cell table:formula="of:=SUM([.BR56:.BR60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0:43:30.580273394</dc:date>
    <meta:document-statistic meta:table-count="1" meta:cell-count="4573" meta:object-count="0"/>
    <meta:generator>LibreOffice/4.2.8.2$Linux_X86_64 LibreOffice_project/420m0$Build-2</meta:generator>
  </office:meta>
</office:document-meta>
</file>